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2pt" style:font-size-asian="12pt" style:font-size-complex="12pt"/>
    </style:style>
    <style:style style:name="ce2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N=500</text:p>
          </table:table-cell>
          <table:table-cell office:value-type="string" calcext:value-type="string" table:number-columns-spanned="4" table:number-rows-spanned="1">
            <text:p>Number of Thread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op v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0.394183" calcext:value-type="float">
            <text:p>0.394183</text:p>
          </table:table-cell>
          <table:table-cell office:value-type="float" office:value="0.219448" calcext:value-type="float">
            <text:p>0.219448</text:p>
          </table:table-cell>
          <table:table-cell office:value-type="float" office:value="0.222861" calcext:value-type="float">
            <text:p>0.222861</text:p>
          </table:table-cell>
          <table:table-cell office:value-type="float" office:value="0.160007" calcext:value-type="float">
            <text:p>0.160007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0.499364" calcext:value-type="float">
            <text:p>0.499364</text:p>
          </table:table-cell>
          <table:table-cell office:value-type="float" office:value="0.244475" calcext:value-type="float">
            <text:p>0.244475</text:p>
          </table:table-cell>
          <table:table-cell office:value-type="float" office:value="0.214076" calcext:value-type="float">
            <text:p>0.214076</text:p>
          </table:table-cell>
          <table:table-cell office:value-type="float" office:value="0.227128" calcext:value-type="float">
            <text:p>0.227128</text:p>
          </table:table-cell>
        </table:table-row>
        <table:table-row table:style-name="ro1">
          <table:table-cell office:value-type="string" calcext:value-type="string">
            <text:p>kji </text:p>
          </table:table-cell>
          <table:table-cell office:value-type="float" office:value="0.48094" calcext:value-type="float">
            <text:p>0.48094</text:p>
          </table:table-cell>
          <table:table-cell office:value-type="float" office:value="0.296972" calcext:value-type="float">
            <text:p>0.296972</text:p>
          </table:table-cell>
          <table:table-cell office:value-type="float" office:value="0.238253" calcext:value-type="float">
            <text:p>0.238253</text:p>
          </table:table-cell>
          <table:table-cell office:value-type="float" office:value="0.212851" calcext:value-type="float">
            <text:p>0.212851</text:p>
          </table:table-cell>
        </table:table-row>
        <table:table-row table:style-name="ro1">
          <table:table-cell office:value-type="string" calcext:value-type="string">
            <text:p>kij </text:p>
          </table:table-cell>
          <table:table-cell office:value-type="float" office:value="0.353957" calcext:value-type="float">
            <text:p>0.353957</text:p>
          </table:table-cell>
          <table:table-cell office:value-type="float" office:value="0.210293" calcext:value-type="float">
            <text:p>0.210293</text:p>
          </table:table-cell>
          <table:table-cell office:value-type="float" office:value="0.192365" calcext:value-type="float">
            <text:p>0.192365</text:p>
          </table:table-cell>
          <table:table-cell office:value-type="float" office:value="0.131663" calcext:value-type="float">
            <text:p>0.131663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0.544297" calcext:value-type="float">
            <text:p>0.544297</text:p>
          </table:table-cell>
          <table:table-cell office:value-type="float" office:value="0.284852" calcext:value-type="float">
            <text:p>0.284852</text:p>
          </table:table-cell>
          <table:table-cell office:value-type="float" office:value="0.325001" calcext:value-type="float">
            <text:p>0.325001</text:p>
          </table:table-cell>
          <table:table-cell office:value-type="float" office:value="0.272358" calcext:value-type="float">
            <text:p>0.272358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0.409742" calcext:value-type="float">
            <text:p>0.409742</text:p>
          </table:table-cell>
          <table:table-cell office:value-type="float" office:value="0.204439" calcext:value-type="float">
            <text:p>0.204439</text:p>
          </table:table-cell>
          <table:table-cell office:value-type="float" office:value="0.19699" calcext:value-type="float">
            <text:p>0.19699</text:p>
          </table:table-cell>
          <table:table-cell office:value-type="float" office:value="0.150711" calcext:value-type="float">
            <text:p>0.150711</text:p>
          </table:table-cell>
        </table:table-row>
        <table:table-row table:style-name="ro1" table:number-rows-repeated="2">
          <table:table-cell table:style-name="ce2" table:number-columns-repeated="5"/>
        </table:table-row>
        <table:table-row table:style-name="ro1">
          <table:table-cell office:value-type="string" calcext:value-type="string">
            <text:p>N=1000</text:p>
          </table:table-cell>
          <table:table-cell office:value-type="string" calcext:value-type="string" table:number-columns-spanned="4" table:number-rows-spanned="1">
            <text:p>Number of Thread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op v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6.33246" calcext:value-type="float">
            <text:p>6.33246</text:p>
          </table:table-cell>
          <table:table-cell office:value-type="float" office:value="2.95448" calcext:value-type="float">
            <text:p>2.95448</text:p>
          </table:table-cell>
          <table:table-cell office:value-type="float" office:value="1.75671" calcext:value-type="float">
            <text:p>1.75671</text:p>
          </table:table-cell>
          <table:table-cell office:value-type="float" office:value="1.73598" calcext:value-type="float">
            <text:p>1.73598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22.6677" calcext:value-type="float">
            <text:p>22.6677</text:p>
          </table:table-cell>
          <table:table-cell office:value-type="float" office:value="11.3383" calcext:value-type="float">
            <text:p>11.3383</text:p>
          </table:table-cell>
          <table:table-cell office:value-type="float" office:value="6.17602" calcext:value-type="float">
            <text:p>6.17602</text:p>
          </table:table-cell>
          <table:table-cell office:value-type="float" office:value="7.23207" calcext:value-type="float">
            <text:p>7.23207</text:p>
          </table:table-cell>
        </table:table-row>
        <table:table-row table:style-name="ro1">
          <table:table-cell office:value-type="string" calcext:value-type="string">
            <text:p>kji </text:p>
          </table:table-cell>
          <table:table-cell office:value-type="float" office:value="23.1965" calcext:value-type="float">
            <text:p>23.1965</text:p>
          </table:table-cell>
          <table:table-cell office:value-type="float" office:value="12.5263" calcext:value-type="float">
            <text:p>12.5263</text:p>
          </table:table-cell>
          <table:table-cell office:value-type="float" office:value="8.60387" calcext:value-type="float">
            <text:p>8.60387</text:p>
          </table:table-cell>
          <table:table-cell office:value-type="float" office:value="8.40394" calcext:value-type="float">
            <text:p>8.40394</text:p>
          </table:table-cell>
        </table:table-row>
        <table:table-row table:style-name="ro1">
          <table:table-cell office:value-type="string" calcext:value-type="string">
            <text:p>kij </text:p>
          </table:table-cell>
          <table:table-cell office:value-type="float" office:value="2.90616" calcext:value-type="float">
            <text:p>2.90616</text:p>
          </table:table-cell>
          <table:table-cell office:value-type="float" office:value="1.73235" calcext:value-type="float">
            <text:p>1.73235</text:p>
          </table:table-cell>
          <table:table-cell office:value-type="float" office:value="1.51856" calcext:value-type="float">
            <text:p>1.51856</text:p>
          </table:table-cell>
          <table:table-cell office:value-type="float" office:value="1.25203" calcext:value-type="float">
            <text:p>1.25203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22.3161" calcext:value-type="float">
            <text:p>22.3161</text:p>
          </table:table-cell>
          <table:table-cell office:value-type="float" office:value="13.5657" calcext:value-type="float">
            <text:p>13.5657</text:p>
          </table:table-cell>
          <table:table-cell office:value-type="float" office:value="8.81296" calcext:value-type="float">
            <text:p>8.81296</text:p>
          </table:table-cell>
          <table:table-cell office:value-type="float" office:value="7.46795" calcext:value-type="float">
            <text:p>7.46795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2.82464" calcext:value-type="float">
            <text:p>2.82464</text:p>
          </table:table-cell>
          <table:table-cell office:value-type="float" office:value="1.61963" calcext:value-type="float">
            <text:p>1.61963</text:p>
          </table:table-cell>
          <table:table-cell office:value-type="float" office:value="1.0878" calcext:value-type="float">
            <text:p>1.0878</text:p>
          </table:table-cell>
          <table:table-cell office:value-type="float" office:value="1.11948" calcext:value-type="float">
            <text:p>1.11948</text:p>
          </table:table-cell>
        </table:table-row>
        <table:table-row table:style-name="ro1" table:number-rows-repeated="2">
          <table:table-cell table:style-name="ce2" table:number-columns-repeated="5"/>
        </table:table-row>
        <table:table-row table:style-name="ro1">
          <table:table-cell office:value-type="string" calcext:value-type="string">
            <text:p>N=1500</text:p>
          </table:table-cell>
          <table:table-cell office:value-type="string" calcext:value-type="string" table:number-columns-spanned="4" table:number-rows-spanned="1">
            <text:p>Number of Thread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op v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28.5127" calcext:value-type="float">
            <text:p>28.5127</text:p>
          </table:table-cell>
          <table:table-cell office:value-type="float" office:value="12.6257" calcext:value-type="float">
            <text:p>12.6257</text:p>
          </table:table-cell>
          <table:table-cell office:value-type="float" office:value="6.8075" calcext:value-type="float">
            <text:p>6.8075</text:p>
          </table:table-cell>
          <table:table-cell office:value-type="float" office:value="7.05199" calcext:value-type="float">
            <text:p>7.05199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87.9755" calcext:value-type="float">
            <text:p>87.9755</text:p>
          </table:table-cell>
          <table:table-cell office:value-type="float" office:value="45.2461" calcext:value-type="float">
            <text:p>45.2461</text:p>
          </table:table-cell>
          <table:table-cell office:value-type="float" office:value="25.3823" calcext:value-type="float">
            <text:p>25.3823</text:p>
          </table:table-cell>
          <table:table-cell office:value-type="float" office:value="27.0362" calcext:value-type="float">
            <text:p>27.0362</text:p>
          </table:table-cell>
        </table:table-row>
        <table:table-row table:style-name="ro1">
          <table:table-cell office:value-type="string" calcext:value-type="string">
            <text:p>kji </text:p>
          </table:table-cell>
          <table:table-cell office:value-type="float" office:value="75.3882" calcext:value-type="float">
            <text:p>75.3882</text:p>
          </table:table-cell>
          <table:table-cell office:value-type="float" office:value="44.3477" calcext:value-type="float">
            <text:p>44.3477</text:p>
          </table:table-cell>
          <table:table-cell office:value-type="float" office:value="27.6945" calcext:value-type="float">
            <text:p>27.6945</text:p>
          </table:table-cell>
          <table:table-cell office:value-type="float" office:value="29.9159" calcext:value-type="float">
            <text:p>29.9159</text:p>
          </table:table-cell>
        </table:table-row>
        <table:table-row table:style-name="ro1">
          <table:table-cell office:value-type="string" calcext:value-type="string">
            <text:p>kij </text:p>
          </table:table-cell>
          <table:table-cell office:value-type="float" office:value="9.38437" calcext:value-type="float">
            <text:p>9.38437</text:p>
          </table:table-cell>
          <table:table-cell office:value-type="float" office:value="5.64987" calcext:value-type="float">
            <text:p>5.64987</text:p>
          </table:table-cell>
          <table:table-cell office:value-type="float" office:value="3.73941" calcext:value-type="float">
            <text:p>3.73941</text:p>
          </table:table-cell>
          <table:table-cell office:value-type="float" office:value="3.92391" calcext:value-type="float">
            <text:p>3.92391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72.7963" calcext:value-type="float">
            <text:p>72.7963</text:p>
          </table:table-cell>
          <table:table-cell office:value-type="float" office:value="43.6227" calcext:value-type="float">
            <text:p>43.6227</text:p>
          </table:table-cell>
          <table:table-cell office:value-type="float" office:value="27.3294" calcext:value-type="float">
            <text:p>27.3294</text:p>
          </table:table-cell>
          <table:table-cell office:value-type="float" office:value="27.068" calcext:value-type="float">
            <text:p>27.068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9.36817" calcext:value-type="float">
            <text:p>9.36817</text:p>
          </table:table-cell>
          <table:table-cell office:value-type="float" office:value="5.70621" calcext:value-type="float">
            <text:p>5.70621</text:p>
          </table:table-cell>
          <table:table-cell office:value-type="float" office:value="3.74291" calcext:value-type="float">
            <text:p>3.74291</text:p>
          </table:table-cell>
          <table:table-cell office:value-type="float" office:value="3.67856" calcext:value-type="float">
            <text:p>3.67856</text:p>
          </table:table-cell>
        </table:table-row>
        <table:table-row table:style-name="ro1" table:number-rows-repeated="2">
          <table:table-cell table:style-name="ce2" table:number-columns-repeated="5"/>
        </table:table-row>
        <table:table-row table:style-name="ro1">
          <table:table-cell office:value-type="string" calcext:value-type="string">
            <text:p>N=2000</text:p>
          </table:table-cell>
          <table:table-cell office:value-type="string" calcext:value-type="string" table:number-columns-spanned="4" table:number-rows-spanned="1">
            <text:p>Number of Thread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op v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98.3346" calcext:value-type="float">
            <text:p>98.3346</text:p>
          </table:table-cell>
          <table:table-cell office:value-type="float" office:value="58.4633" calcext:value-type="float">
            <text:p>58.4633</text:p>
          </table:table-cell>
          <table:table-cell office:value-type="float" office:value="56.9008" calcext:value-type="float">
            <text:p>56.9008</text:p>
          </table:table-cell>
          <table:table-cell office:value-type="float" office:value="59.88" calcext:value-type="float">
            <text:p>59.88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219.687" calcext:value-type="float">
            <text:p>219.687</text:p>
          </table:table-cell>
          <table:table-cell office:value-type="float" office:value="145.099" calcext:value-type="float">
            <text:p>145.099</text:p>
          </table:table-cell>
          <table:table-cell office:value-type="float" office:value="124.606" calcext:value-type="float">
            <text:p>124.606</text:p>
          </table:table-cell>
          <table:table-cell office:value-type="float" office:value="125.204" calcext:value-type="float">
            <text:p>125.204</text:p>
          </table:table-cell>
        </table:table-row>
        <table:table-row table:style-name="ro1">
          <table:table-cell office:value-type="string" calcext:value-type="string">
            <text:p>kji </text:p>
          </table:table-cell>
          <table:table-cell office:value-type="float" office:value="218.843" calcext:value-type="float">
            <text:p>218.843</text:p>
          </table:table-cell>
          <table:table-cell office:value-type="float" office:value="123.597" calcext:value-type="float">
            <text:p>123.597</text:p>
          </table:table-cell>
          <table:table-cell office:value-type="float" office:value="121.485" calcext:value-type="float">
            <text:p>121.485</text:p>
          </table:table-cell>
          <table:table-cell office:value-type="float" office:value="105.491" calcext:value-type="float">
            <text:p>105.491</text:p>
          </table:table-cell>
        </table:table-row>
        <table:table-row table:style-name="ro1">
          <table:table-cell office:value-type="string" calcext:value-type="string">
            <text:p>kij </text:p>
          </table:table-cell>
          <table:table-cell office:value-type="float" office:value="30.885" calcext:value-type="float">
            <text:p>30.885</text:p>
          </table:table-cell>
          <table:table-cell office:value-type="float" office:value="15.0976" calcext:value-type="float">
            <text:p>15.0976</text:p>
          </table:table-cell>
          <table:table-cell office:value-type="float" office:value="15.384" calcext:value-type="float">
            <text:p>15.384</text:p>
          </table:table-cell>
          <table:table-cell office:value-type="float" office:value="10.2967" calcext:value-type="float">
            <text:p>10.2967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226.559" calcext:value-type="float">
            <text:p>226.559</text:p>
          </table:table-cell>
          <table:table-cell office:value-type="float" office:value="120.355" calcext:value-type="float">
            <text:p>120.355</text:p>
          </table:table-cell>
          <table:table-cell office:value-type="float" office:value="120.052" calcext:value-type="float">
            <text:p>120.052</text:p>
          </table:table-cell>
          <table:table-cell office:value-type="float" office:value="107.836" calcext:value-type="float">
            <text:p>107.836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26.0687" calcext:value-type="float">
            <text:p>26.0687</text:p>
          </table:table-cell>
          <table:table-cell office:value-type="float" office:value="17.6867" calcext:value-type="float">
            <text:p>17.6867</text:p>
          </table:table-cell>
          <table:table-cell office:value-type="float" office:value="10.6274" calcext:value-type="float">
            <text:p>10.6274</text:p>
          </table:table-cell>
          <table:table-cell office:value-type="float" office:value="10.0424" calcext:value-type="float">
            <text:p>10.0424</text:p>
          </table:table-cell>
        </table:table-row>
        <table:table-row table:style-name="ro1" table:number-rows-repeated="2">
          <table:table-cell table:style-name="ce2" table:number-columns-repeated="5"/>
        </table:table-row>
        <table:table-row table:style-name="ro1">
          <table:table-cell office:value-type="string" calcext:value-type="string">
            <text:p>N=2500</text:p>
          </table:table-cell>
          <table:table-cell office:value-type="string" calcext:value-type="string" table:number-columns-spanned="4" table:number-rows-spanned="1">
            <text:p>Number of Thread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oop v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jk</text:p>
          </table:table-cell>
          <table:table-cell office:value-type="float" office:value="185.804" calcext:value-type="float">
            <text:p>185.804</text:p>
          </table:table-cell>
          <table:table-cell office:value-type="float" office:value="96.35" calcext:value-type="float">
            <text:p>96.35</text:p>
          </table:table-cell>
          <table:table-cell office:value-type="float" office:value="127.768" calcext:value-type="float">
            <text:p>127.768</text:p>
          </table:table-cell>
          <table:table-cell office:value-type="float" office:value="73.224" calcext:value-type="float">
            <text:p>73.224</text:p>
          </table:table-cell>
        </table:table-row>
        <table:table-row table:style-name="ro1">
          <table:table-cell office:value-type="string" calcext:value-type="string">
            <text:p>jki</text:p>
          </table:table-cell>
          <table:table-cell office:value-type="float" office:value="401.396" calcext:value-type="float">
            <text:p>401.396</text:p>
          </table:table-cell>
          <table:table-cell office:value-type="float" office:value="201.397" calcext:value-type="float">
            <text:p>201.397</text:p>
          </table:table-cell>
          <table:table-cell office:value-type="float" office:value="254.029" calcext:value-type="float">
            <text:p>254.029</text:p>
          </table:table-cell>
          <table:table-cell office:value-type="float" office:value="169.38" calcext:value-type="float">
            <text:p>169.38</text:p>
          </table:table-cell>
        </table:table-row>
        <table:table-row table:style-name="ro1">
          <table:table-cell office:value-type="string" calcext:value-type="string">
            <text:p>kji </text:p>
          </table:table-cell>
          <table:table-cell office:value-type="float" office:value="408.1" calcext:value-type="float">
            <text:p>408.1</text:p>
          </table:table-cell>
          <table:table-cell office:value-type="float" office:value="191.526" calcext:value-type="float">
            <text:p>191.526</text:p>
          </table:table-cell>
          <table:table-cell office:value-type="float" office:value="243.118" calcext:value-type="float">
            <text:p>243.118</text:p>
          </table:table-cell>
          <table:table-cell office:value-type="float" office:value="127.86" calcext:value-type="float">
            <text:p>127.86</text:p>
          </table:table-cell>
        </table:table-row>
        <table:table-row table:style-name="ro1">
          <table:table-cell office:value-type="string" calcext:value-type="string">
            <text:p>kij </text:p>
          </table:table-cell>
          <table:table-cell office:value-type="float" office:value="49.2285" calcext:value-type="float">
            <text:p>49.2285</text:p>
          </table:table-cell>
          <table:table-cell office:value-type="float" office:value="22.7706" calcext:value-type="float">
            <text:p>22.7706</text:p>
          </table:table-cell>
          <table:table-cell office:value-type="float" office:value="23.2163" calcext:value-type="float">
            <text:p>23.2163</text:p>
          </table:table-cell>
          <table:table-cell office:value-type="float" office:value="15.916" calcext:value-type="float">
            <text:p>15.916</text:p>
          </table:table-cell>
        </table:table-row>
        <table:table-row table:style-name="ro1">
          <table:table-cell office:value-type="string" calcext:value-type="string">
            <text:p>jik</text:p>
          </table:table-cell>
          <table:table-cell office:value-type="float" office:value="377.695" calcext:value-type="float">
            <text:p>377.695</text:p>
          </table:table-cell>
          <table:table-cell office:value-type="float" office:value="183.692" calcext:value-type="float">
            <text:p>183.692</text:p>
          </table:table-cell>
          <table:table-cell office:value-type="float" office:value="218.3" calcext:value-type="float">
            <text:p>218.3</text:p>
          </table:table-cell>
          <table:table-cell office:value-type="float" office:value="125.456" calcext:value-type="float">
            <text:p>125.456</text:p>
          </table:table-cell>
        </table:table-row>
        <table:table-row table:style-name="ro1">
          <table:table-cell office:value-type="string" calcext:value-type="string">
            <text:p>ikj</text:p>
          </table:table-cell>
          <table:table-cell office:value-type="float" office:value="48.3408" calcext:value-type="float">
            <text:p>48.3408</text:p>
          </table:table-cell>
          <table:table-cell office:value-type="float" office:value="22.0631" calcext:value-type="float">
            <text:p>22.0631</text:p>
          </table:table-cell>
          <table:table-cell office:value-type="float" office:value="27.0504" calcext:value-type="float">
            <text:p>27.0504</text:p>
          </table:table-cell>
          <table:table-cell office:value-type="float" office:value="15.0849" calcext:value-type="float">
            <text:p>15.08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1:40:17.019209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1:24:43.352061965</meta:creation-date>
    <dc:date>2021-11-09T16:38:36.516093008</dc:date>
    <meta:editing-duration>PT32M20S</meta:editing-duration>
    <meta:editing-cycles>2</meta:editing-cycles>
    <meta:generator>LibreOffice/6.4.7.2$Linux_X86_64 LibreOffice_project/40$Build-2</meta:generator>
    <meta:document-statistic meta:table-count="1" meta:cell-count="185" meta:object-count="0"/>
  </office:meta>
</office:document-meta>
</file>